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9cm" fo:min-width="0cm"/>
      <style:paragraph-properties style:writing-mode="lr-tb"/>
    </style:style>
    <style:style style:name="gr2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4.198cm" fo:min-width="5.0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212cm" svg:stroke-color="#800080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81cm" fo:min-width="0cm"/>
      <style:paragraph-properties style:writing-mode="lr-tb"/>
    </style:style>
    <style:style style:name="gr8" style:family="graphic" style:parent-style-name="objectwithoutfill">
      <style:graphic-properties svg:stroke-width="0.212cm" svg:stroke-color="#e8a202" draw:marker-start-width="0.517cm" draw:marker-end="Rounded_20_short_20_Arrow" draw:marker-end-width="0.517cm" draw:fill="solid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width="0.081cm" svg:stroke-color="#800080" draw:marker-start-width="0.295cm" draw:marker-end-width="0.295cm" draw:fill="solid" draw:fill-color="#000000" draw:textarea-vertical-align="middle" fo:padding-top="0.166cm" fo:padding-bottom="0.166cm" fo:padding-left="0.291cm" fo:padding-right="0.291cm"/>
    </style:style>
    <style:style style:name="gr10" style:family="graphic" style:parent-style-name="objectwithoutfill">
      <style:graphic-properties svg:stroke-width="0.212cm" svg:stroke-color="#800080" draw:marker-start-width="0.48cm" draw:marker-end="Rounded_20_short_20_Arrow" draw:marker-end-width="0.48cm" draw:fill="solid" draw:textarea-vertical-align="middle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P1" style:family="paragraph">
      <style:paragraph-properties fo:text-align="center"/>
      <style:text-properties fo:color="#800080" loext:opacity="100%" fo:font-size="28pt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00080" loext:opacity="100%" style:font-name="Latin Modern Sans Demi Cond" fo:font-size="28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 Demi Cond" fo:font-size="54pt"/>
    </style:style>
    <style:style style:name="P8" style:family="paragraph">
      <loext:graphic-properties draw:fill="none" draw:fill-color="#ffffff"/>
      <style:paragraph-properties style:writing-mode="lr-tb"/>
      <style:text-properties fo:color="#e8a202" loext:opacity="100%" style:font-name="Latin Modern Sans Demi Cond" fo:font-size="54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8a202" loext:opacity="100%" style:font-name="Latin Modern Sans Demi Cond" fo:font-size="54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fo:color="#800080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800080" loext:opacity="100%" style:font-name="Latin Modern Sans Demi Cond" fo:font-size="40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e8a202" loext:opacity="100%"/>
    </style:style>
    <style:style style:name="T1" style:family="text">
      <style:text-properties fo:color="#800080" loext:opacity="100%" style:font-name="Latin Modern Sans Demi Cond" style:font-size-asian="16pt" style:font-size-complex="16pt"/>
    </style:style>
    <style:style style:name="T2" style:family="text">
      <style:text-properties fo:color="#e8a202" loext:opacity="100%" style:font-name="Latin Modern Sans Demi Cond" fo:font-size="28pt" style:font-size-asian="16pt" style:font-size-complex="16pt"/>
    </style:style>
    <style:style style:name="T3" style:family="text">
      <style:text-properties fo:color="#800080" loext:opacity="100%" style:font-name="Latin Modern Sans Demi Cond" fo:font-size="54pt" style:font-size-asian="16pt" style:font-size-complex="16pt"/>
    </style:style>
    <style:style style:name="T4" style:family="text">
      <style:text-properties fo:color="#800080" loext:opacity="100%" style:text-position="33% 58%" style:font-name="Latin Modern Sans Demi Cond" fo:font-size="54pt" style:font-size-asian="16pt" style:font-size-complex="16pt"/>
    </style:style>
    <style:style style:name="T5" style:family="text">
      <style:text-properties fo:color="#e8a202" loext:opacity="100%" style:font-name="Latin Modern Sans Demi Cond" fo:font-size="54pt" style:font-size-asian="32pt" style:font-size-complex="32pt"/>
    </style:style>
    <style:style style:name="T6" style:family="text">
      <style:text-properties fo:color="#e8a202" loext:opacity="100%" style:font-name="Latin Modern Sans Demi Cond" fo:font-size="54pt" style:font-size-asian="16pt" style:font-size-complex="16pt"/>
    </style:style>
    <style:style style:name="T7" style:family="text">
      <style:text-properties fo:color="#e8a202" loext:opacity="100%" style:text-position="33% 58%" style:font-name="Latin Modern Sans Demi Cond" fo:font-size="54pt" style:font-size-asian="16pt" style:font-size-complex="16pt"/>
    </style:style>
    <style:style style:name="T8" style:family="text">
      <style:text-properties style:font-name="Latin Modern Sans Demi Cond" fo:font-size="40pt" style:font-size-asian="32pt" style:font-size-complex="32pt"/>
    </style:style>
    <style:style style:name="T9" style:family="text">
      <style:text-properties style:font-name="Latin Modern Sans Demi Cond" fo:font-size="54pt" style:font-size-asian="16pt" style:font-size-complex="16pt"/>
    </style:style>
    <style:style style:name="T10" style:family="text">
      <style:text-properties style:text-position="33% 58%" style:font-name="Latin Modern Sans Demi Cond" fo:font-size="5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cm" svg:height="3.029cm" svg:x="3cm" svg:y="11.8cm">
          <draw:text-box>
            <text:p text:style-name="P1"><text:span text:style-name="T1">Compton</text:span></text:p>
            <text:p text:style-name="P1"><text:span text:style-name="T2">+Møller</text:span></text:p>
          </draw:text-box>
        </draw:frame>
        <draw:custom-shape draw:style-name="gr2" draw:text-style-name="P3" draw:layer="layout" svg:width="5.6cm" svg:height="14.5cm" svg:x="2.3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4cm" svg:y1="8.1cm" svg:x2="10cm" svg:y2="1.4cm">
          <text:p/>
        </draw:line>
        <draw:frame draw:style-name="gr4" draw:text-style-name="P5" draw:layer="layout" svg:width="0.502cm" svg:height="1.187cm" svg:x="9.8cm" svg:y="6.7cm">
          <draw:text-box>
            <text:p/>
          </draw:text-box>
        </draw:frame>
        <draw:frame draw:style-name="gr5" draw:text-style-name="P7" draw:layer="layout" svg:width="2cm" svg:height="2.931cm" svg:x="8.5cm" svg:y="-1.131cm">
          <draw:text-box>
            <text:p text:style-name="P6"><text:span text:style-name="T3">e</text:span><text:span text:style-name="T4">-</text:span></text:p>
          </draw:text-box>
        </draw:frame>
        <draw:frame draw:style-name="gr6" draw:text-style-name="P8" draw:layer="layout" svg:width="0.989cm" svg:height="2.931cm" svg:x="14.3cm" svg:y="4.569cm">
          <draw:text-box>
            <text:p><text:span text:style-name="T5">x</text:span></text:p>
          </draw:text-box>
        </draw:frame>
        <draw:frame draw:style-name="gr7" draw:text-style-name="P9" draw:layer="layout" svg:width="1.8cm" svg:height="2.931cm" svg:x="11.7cm" svg:y="4.369cm">
          <draw:text-box>
            <text:p text:style-name="P6"><text:span text:style-name="T6">e</text:span><text:span text:style-name="T7">-</text:span></text:p>
          </draw:text-box>
        </draw:frame>
        <draw:line draw:style-name="gr8" draw:text-style-name="P4" draw:layer="layout" svg:x1="12.2cm" svg:y1="3cm" svg:x2="16cm" svg:y2="3.2cm">
          <text:p/>
        </draw:line>
        <draw:g>
          <draw:g>
            <draw:g>
              <draw:g>
                <draw:path draw:style-name="gr9" draw:text-style-name="P10" draw:layer="layout" svg:width="0.216cm" svg:height="0.164cm" draw:transform="skewX (-0.738448806518801) rotate (-1.30969507069655) translate (1.06014651986751cm 8.08034356015338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) rotate (1.83730810357443) translate (1.16659439837508cm 8.47595675617746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1.31301119627533) translate (1.40088750336271cm 8.0694888070669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1.86139364725195) translate (1.51023336379105cm 8.46013813357538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1.31597825600373) translate (1.74765449806905cm 8.07696672370066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1.85598312657077) translate (1.85790726269885cm 8.4766076452064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1.31528012430293) translate (2.0903601733805cm 8.07679089230165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1.84062422915322) translate (2.19252367714818cm 8.45836286944081cm)" svg:viewBox="0 0 213 166" svg:d="M0 166c300-1 196-166 196-166">
                  <text:p/>
                </draw:path>
              </draw:g>
            </draw:g>
          </draw:g>
          <draw:g>
            <draw:g>
              <draw:path draw:style-name="gr9" draw:text-style-name="P10" draw:layer="layout" svg:width="0.216cm" svg:height="0.164cm" draw:transform="skewX (-0.739146938219599) rotate (-1.31301119627533) translate (2.43590376326735cm 8.07509869375209cm)" svg:viewBox="0 0 217 165" svg:d="M0 165c302-2 201-165 201-165">
                <text:p/>
              </draw:path>
              <draw:path draw:style-name="gr9" draw:text-style-name="P10" draw:layer="layout" svg:width="0.22cm" svg:height="0.166cm" draw:transform="skewX (-0.775275253735881) rotate (1.8460347498344) translate (2.54341014008663cm 8.47020632383798cm)" svg:viewBox="0 0 221 167" svg:d="M0 167c298-1 208-167 208-167">
                <text:p/>
              </draw:path>
              <draw:path draw:style-name="gr9" draw:text-style-name="P10" draw:layer="layout" svg:width="0.22cm" svg:height="0.163cm" draw:transform="skewX (-0.756251164889143) rotate (-1.30969507069655) translate (2.7749728924069cm 8.06320376104187cm)" svg:viewBox="0 0 221 164" svg:d="M0 164c302 1 207-164 207-164">
                <text:p/>
              </draw:path>
              <draw:path draw:style-name="gr9" draw:text-style-name="P10" draw:layer="layout" svg:width="0.217cm" svg:height="0.166cm" draw:transform="skewX (-0.765152344074314) rotate (1.84062422915322) translate (2.88244491763412cm 8.46008114789049cm)" svg:viewBox="0 0 218 167" svg:d="M0 167c300-2 203-167 203-167">
                <text:p/>
              </draw:path>
            </draw:g>
          </draw:g>
          <draw:path draw:style-name="gr9" draw:text-style-name="P10" draw:layer="layout" svg:width="0.216cm" svg:height="0.164cm" draw:transform="skewX (-0.742637596723587) rotate (-1.32156330961011) translate (3.12478192675839cm 8.07518869937364cm)" svg:viewBox="0 0 217 165" svg:d="M0 165c305-3 200-165 200-165">
            <text:p/>
          </draw:path>
          <draw:path draw:style-name="gr9" draw:text-style-name="P10" draw:layer="layout" svg:width="0.218cm" svg:height="0.165cm" draw:transform="skewX (-0.764977811149115) rotate (1.85598312657077) translate (3.23204011855703cm 8.46816937819496cm)" svg:viewBox="0 0 219 166" svg:d="M0 166c295 3 206-166 206-166">
            <text:p/>
          </draw:path>
          <draw:path draw:style-name="gr9" draw:text-style-name="P10" draw:layer="layout" svg:width="0.215cm" svg:height="0.163cm" draw:transform="skewX (-0.730594824884826) rotate (-1.30969507069655) translate (3.46421364011119cm 8.07128360573121cm)" svg:viewBox="0 0 216 164" svg:d="M0 164c301 0 199-164 199-164">
            <text:p/>
          </draw:path>
          <draw:path draw:style-name="gr9" draw:text-style-name="P10" draw:layer="layout" svg:width="0.212cm" svg:height="0.165cm" draw:transform="skewX (-0.736878010192006) rotate (1.84062422915322) translate (3.56732210328766cm 8.4521397644025cm)" svg:viewBox="0 0 213 166" svg:d="M0 166c300-1 195-166 195-166">
            <text:p/>
          </draw:path>
          <draw:line draw:style-name="gr10" draw:text-style-name="P4" draw:layer="layout" svg:x1="3.927cm" svg:y1="8.227cm" svg:x2="4.1cm" svg:y2="8.23cm">
            <text:p/>
          </draw:line>
          <draw:g>
            <draw:g>
              <draw:g>
                <draw:path draw:style-name="gr9" draw:text-style-name="P10" draw:layer="layout" svg:width="0.216cm" svg:height="0.164cm" draw:transform="skewX (-0.738448806518801) rotate (-1.30969507069655) translate (0.360146519867513cm 8.08034356015338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) rotate (1.83730810357443) translate (0.466594398375078cm 8.47595675617746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1.31301119627533) translate (0.700887503362711cm 8.0694888070669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1.86139364725195) translate (0.810233363791051cm 8.46013813357538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1.31597825600373) translate (1.04765449806905cm 8.07696672370066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1.85598312657077) translate (1.15790726269885cm 8.47660764520641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1.31528012430293) translate (1.3903601733805cm 8.07679089230165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1.84062422915322) translate (1.49252367714818cm 8.45836286944081cm)" svg:viewBox="0 0 213 166" svg:d="M0 166c300-1 196-166 196-166">
                  <text:p/>
                </draw:path>
              </draw:g>
            </draw:g>
          </draw:g>
        </draw:g>
        <draw:frame draw:style-name="gr11" draw:text-style-name="P12" draw:layer="layout" svg:width="2.677cm" svg:height="2.237cm" svg:x="0.1cm" svg:y="5.6cm">
          <draw:text-box>
            <text:p text:style-name="P11"><text:span text:style-name="T8"><text:s/></text:span><text:span text:style-name="T8">γ</text:span></text:p>
          </draw:text-box>
        </draw:frame>
        <draw:line draw:style-name="gr8" draw:text-style-name="P4" draw:layer="layout" svg:x1="6.2cm" svg:y1="6.2cm" svg:x2="10.2cm" svg:y2="10.1cm">
          <text:p/>
        </draw:line>
        <draw:frame draw:style-name="gr12" draw:text-style-name="P9" draw:layer="layout" svg:width="2.6cm" svg:height="2.931cm" svg:x="8.5cm" svg:y="9.269cm">
          <draw:text-box>
            <text:p text:style-name="P13"><text:span text:style-name="T9">e</text:span><text:span text:style-name="T10">-</text:span></text:p>
          </draw:text-box>
        </draw:frame>
        <draw:g>
          <draw:g>
            <draw:g>
              <draw:g>
                <draw:path draw:style-name="gr9" draw:text-style-name="P10" draw:layer="layout" svg:width="0.216cm" svg:height="0.164cm" draw:transform="skewX (-0.738448806518801) rotate (-2.29493343344734) translate (4.54517301550535cm 8.39654522214366cm)" svg:viewBox="0 0 217 165" svg:d="M0 165c301-1 201-165 201-165">
                  <text:p/>
                </draw:path>
                <draw:path draw:style-name="gr9" draw:text-style-name="P10" draw:layer="layout" svg:width="0.221cm" svg:height="0.166cm" draw:transform="skewX (-0.77859137931467) rotate (0.852069740823632) translate (4.27429741651181cm 8.70390065413899cm)" svg:viewBox="0 0 222 167" svg:d="M0 167c301-3 208-167 208-167">
                  <text:p/>
                </draw:path>
                <draw:path draw:style-name="gr9" draw:text-style-name="P10" draw:layer="layout" svg:width="0.22cm" svg:height="0.164cm" draw:transform="skewX (-0.753458638085952) rotate (-2.29824955902613) translate (4.74253484618464cm 8.67452103276171cm)" svg:viewBox="0 0 221 165" svg:d="M0 165c303-1 206-165 206-165">
                  <text:p/>
                </draw:path>
                <draw:path draw:style-name="gr9" draw:text-style-name="P10" draw:layer="layout" svg:width="0.213cm" svg:height="0.165cm" draw:transform="skewX (-0.743510261349584) rotate (0.876155284501153) translate (4.47739776681464cm 8.98154829969007cm)" svg:viewBox="0 0 214 166" svg:d="M0 166c294 4 199-166 199-166">
                  <text:p/>
                </draw:path>
              </draw:g>
            </draw:g>
            <draw:g>
              <draw:g>
                <draw:path draw:style-name="gr9" draw:text-style-name="P10" draw:layer="layout" svg:width="0.219cm" svg:height="0.164cm" draw:transform="skewX (-0.753109572235553) rotate (-2.30121661875452) translate (4.92794852170039cm 8.96765075965167cm)" svg:viewBox="0 0 220 165" svg:d="M0 165c304-2 204-165 204-165">
                  <text:p/>
                </draw:path>
                <draw:path draw:style-name="gr9" draw:text-style-name="P10" draw:layer="layout" svg:width="0.22cm" svg:height="0.165cm" draw:transform="skewX (-0.775275253735881) rotate (0.870744763819971) translate (4.65581902619034cm 9.28040317918495cm)" svg:viewBox="0 0 221 166" svg:d="M0 166c295 3 210-166 210-166">
                  <text:p/>
                </draw:path>
                <draw:path draw:style-name="gr9" draw:text-style-name="P10" draw:layer="layout" svg:width="0.215cm" svg:height="0.163cm" draw:transform="skewX (-0.730943890735225) rotate (-2.30051848705373) translate (5.11749631332161cm 9.25316581266793cm)" svg:viewBox="0 0 216 164" svg:d="M0 164c303-1 198-164 198-164">
                  <text:p/>
                </draw:path>
                <draw:path draw:style-name="gr9" draw:text-style-name="P10" draw:layer="layout" svg:width="0.212cm" svg:height="0.165cm" draw:transform="skewX (-0.740194135770795) rotate (0.855385866402421) translate (4.8559548984596cm 9.54919054736413cm)" svg:viewBox="0 0 213 166" svg:d="M0 166c300-1 196-166 196-166">
                  <text:p/>
                </draw:path>
              </draw:g>
            </draw:g>
          </draw:g>
          <draw:g>
            <draw:g>
              <draw:path draw:style-name="gr9" draw:text-style-name="P10" draw:layer="layout" svg:width="0.216cm" svg:height="0.164cm" draw:transform="skewX (-0.739146938219599) rotate (-2.29824955902613) translate (5.3098762657388cm 9.5402079523544cm)" svg:viewBox="0 0 217 165" svg:d="M0 165c302-2 201-165 201-165">
                <text:p/>
              </draw:path>
              <draw:path draw:style-name="gr9" draw:text-style-name="P10" draw:layer="layout" svg:width="0.22cm" svg:height="0.166cm" draw:transform="skewX (-0.775275253735881) rotate (0.860796387083603) translate (5.04000700176054cm 9.84816613258141cm)" svg:viewBox="0 0 221 167" svg:d="M0 167c298-1 208-167 208-167">
                <text:p/>
              </draw:path>
              <draw:path draw:style-name="gr9" draw:text-style-name="P10" draw:layer="layout" svg:width="0.22cm" svg:height="0.163cm" draw:transform="skewX (-0.756251164889143) rotate (-2.29493343344734) translate (5.5071810116056cm 9.81621556278946cm)" svg:viewBox="0 0 221 164" svg:d="M0 164c302 1 207-164 207-164">
                <text:p/>
              </draw:path>
              <draw:path draw:style-name="gr9" draw:text-style-name="P10" draw:layer="layout" svg:width="0.217cm" svg:height="0.166cm" draw:transform="skewX (-0.765152344074314) rotate (0.855385866402421) translate (5.23581784062528cm 10.1251231959644cm)" svg:viewBox="0 0 218 167" svg:d="M0 167c300-2 203-167 203-167">
                <text:p/>
              </draw:path>
            </draw:g>
          </draw:g>
          <draw:path draw:style-name="gr9" draw:text-style-name="P10" draw:layer="layout" svg:width="0.216cm" svg:height="0.164cm" draw:transform="skewX (-0.742637596723587) rotate (-2.30680167236091) translate (5.69051974514362cm 10.1143714080205cm)" svg:viewBox="0 0 217 165" svg:d="M0 165c305-3 200-165 200-165">
            <text:p/>
          </draw:path>
          <draw:path draw:style-name="gr9" draw:text-style-name="P10" draw:layer="layout" svg:width="0.218cm" svg:height="0.165cm" draw:transform="skewX (-0.764977811149115) rotate (0.870744763819971) translate (5.4222859274905cm 10.4209472594863cm)" svg:viewBox="0 0 219 166" svg:d="M0 166c295 3 206-166 206-166">
            <text:p/>
          </draw:path>
          <draw:path draw:style-name="gr9" draw:text-style-name="P10" draw:layer="layout" svg:width="0.215cm" svg:height="0.163cm" draw:transform="skewX (-0.730594824884826) rotate (-2.29493343344734) translate (5.88136611579547cm 10.3950968977698cm)" svg:viewBox="0 0 216 164" svg:d="M0 164c301 0 199-164 199-164">
            <text:p/>
          </draw:path>
          <draw:path draw:style-name="gr9" draw:text-style-name="P10" draw:layer="layout" svg:width="0.212cm" svg:height="0.165cm" draw:transform="skewX (-0.736878010192006) rotate (0.855385866402421) translate (5.62094351229769cm 10.6915135578345cm)" svg:viewBox="0 0 213 166" svg:d="M0 166c300-1 195-166 195-166">
            <text:p/>
          </draw:path>
          <draw:line draw:style-name="gr10" draw:text-style-name="P4" draw:layer="layout" svg:x1="6.007cm" svg:y1="10.867cm" svg:x2="6.101cm" svg:y2="11.013cm">
            <text:p/>
          </draw:line>
        </draw:g>
        <draw:frame draw:style-name="gr11" draw:text-style-name="P12" draw:layer="layout" svg:width="2.677cm" svg:height="2.237cm" svg:x="3.123cm" svg:y="8.3cm">
          <draw:text-box>
            <text:p text:style-name="P11"><text:span text:style-name="T8"><text:s/></text:span><text:span text:style-name="T8">γ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03T09:18:05.186880666</meta:creation-date>
    <dc:date>2020-10-14T12:05:08.256364868</dc:date>
    <meta:editing-duration>PT1H7M31S</meta:editing-duration>
    <meta:editing-cycles>27</meta:editing-cycles>
    <meta:generator>LibreOffice/7.0.2.2$Linux_X86_64 LibreOffice_project/00$Build-2</meta:generator>
    <meta:document-statistic meta:object-count="75"/>
  </office:meta>
</office:document-meta>
</file>